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1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6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4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4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6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0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8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5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3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8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5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5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3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7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3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3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9cm" svg:height="1cm" svg:x="2.1cm" svg:y="2cm">
          <draw:text-box>
            <text:p>main()</text:p>
          </draw:text-box>
        </draw:frame>
        <draw:frame draw:style-name="gr2" draw:text-style-name="P1" xml:id="id2" draw:id="id2" draw:layer="layout" svg:width="5.2cm" svg:height="1.1cm" svg:x="7.855cm" svg:y="2cm">
          <draw:text-box>
            <text:p>InitialiseGfx()<text:tab/></text:p>
          </draw:text-box>
        </draw:frame>
        <draw:frame draw:style-name="gr3" draw:text-style-name="P1" xml:id="id3" draw:id="id3" draw:layer="layout" svg:width="8.317cm" svg:height="0.962cm" svg:x="8.1cm" svg:y="3.2cm">
          <draw:text-box>
            <text:p>PrepareFenetreGraphique()</text:p>
          </draw:text-box>
        </draw:frame>
        <draw:connector draw:style-name="gr4" draw:text-style-name="P2" draw:layer="layout" svg:x1="5cm" svg:y1="2.5cm" svg:x2="7.855cm" svg:y2="2.55cm" draw:start-shape="id1" draw:start-glue-point="1" draw:end-shape="id2" draw:end-glue-point="3" svg:d="M5000 2500h1428v50h1427" svg:viewBox="0 0 2856 51">
          <text:p/>
        </draw:connector>
        <draw:connector draw:style-name="gr4" draw:text-style-name="P2" draw:layer="layout" svg:x1="5cm" svg:y1="2.5cm" svg:x2="8.1cm" svg:y2="3.681cm" draw:start-shape="id1" draw:start-glue-point="1" draw:end-shape="id3" draw:end-glue-point="3" svg:d="M5000 2500h1550v1181h1550" svg:viewBox="0 0 3101 1182">
          <text:p/>
        </draw:connector>
        <draw:frame draw:style-name="gr5" draw:text-style-name="P1" xml:id="id4" draw:id="id4" draw:layer="layout" svg:width="7.788cm" svg:height="0.962cm" svg:x="8cm" svg:y="5cm">
          <draw:text-box>
            <text:p>LanceBoucleEvenement()</text:p>
          </draw:text-box>
        </draw:frame>
        <draw:connector draw:style-name="gr4" draw:text-style-name="P2" draw:layer="layout" svg:x1="5cm" svg:y1="2.5cm" svg:x2="8cm" svg:y2="5.481cm" draw:start-shape="id1" draw:start-glue-point="1" draw:end-shape="id4" draw:end-glue-point="3" svg:d="M5000 2500h1500v2981h1500" svg:viewBox="0 0 3001 2982">
          <text:p/>
        </draw:connector>
        <draw:frame draw:style-name="gr6" draw:text-style-name="P1" xml:id="id5" draw:id="id5" draw:layer="layout" svg:width="4.363cm" svg:height="0.962cm" svg:x="18.937cm" svg:y="2.1cm">
          <draw:text-box>
            <text:p>afficheMenu()</text:p>
          </draw:text-box>
        </draw:frame>
        <draw:frame draw:style-name="gr7" draw:text-style-name="P1" xml:id="id6" draw:id="id6" draw:layer="layout" svg:width="4.045cm" svg:height="0.962cm" svg:x="19cm" svg:y="3.538cm">
          <draw:text-box>
            <text:p>afficheAide()</text:p>
          </draw:text-box>
        </draw:frame>
        <draw:frame draw:style-name="gr8" draw:text-style-name="P1" xml:id="id7" draw:id="id7" draw:layer="layout" svg:width="4.646cm" svg:height="0.962cm" svg:x="18.954cm" svg:y="4.7cm">
          <draw:text-box>
            <text:p>afficheOption()</text:p>
          </draw:text-box>
        </draw:frame>
        <draw:frame draw:style-name="gr9" draw:text-style-name="P1" xml:id="id8" draw:id="id8" draw:layer="layout" svg:width="1.984cm" svg:height="0.962cm" svg:x="19.016cm" svg:y="5.9cm">
          <draw:text-box>
            <text:p>Exit()</text:p>
          </draw:text-box>
        </draw:frame>
        <draw:connector draw:style-name="gr4" draw:text-style-name="P2" draw:layer="layout" svg:x1="15.788cm" svg:y1="5.481cm" svg:x2="18.937cm" svg:y2="2.581cm" draw:start-shape="id4" draw:start-glue-point="1" draw:end-shape="id5" draw:end-glue-point="3" svg:d="M15788 5481h1575v-2900h1574" svg:viewBox="0 0 3150 2901">
          <text:p/>
        </draw:connector>
        <draw:connector draw:style-name="gr4" draw:text-style-name="P2" draw:layer="layout" svg:x1="15.788cm" svg:y1="5.481cm" svg:x2="19cm" svg:y2="4.019cm" draw:start-shape="id4" draw:start-glue-point="1" draw:end-shape="id6" draw:end-glue-point="3" svg:d="M15788 5481h1606v-1462h1606" svg:viewBox="0 0 3213 1463">
          <text:p/>
        </draw:connector>
        <draw:connector draw:style-name="gr4" draw:text-style-name="P2" draw:layer="layout" svg:x1="15.788cm" svg:y1="5.481cm" svg:x2="18.954cm" svg:y2="5.181cm" draw:start-shape="id4" draw:start-glue-point="1" draw:end-shape="id7" draw:end-glue-point="3" svg:d="M15788 5481h1583v-300h1583" svg:viewBox="0 0 3167 301">
          <text:p/>
        </draw:connector>
        <draw:connector draw:style-name="gr4" draw:text-style-name="P2" draw:layer="layout" svg:x1="15.788cm" svg:y1="5.481cm" svg:x2="19.016cm" svg:y2="6.381cm" draw:start-shape="id4" draw:start-glue-point="1" draw:end-shape="id8" draw:end-glue-point="3" svg:d="M15788 5481h1614v900h1614" svg:viewBox="0 0 3229 901">
          <text:p/>
        </draw:connector>
        <draw:frame draw:style-name="gr2" draw:text-style-name="P1" xml:id="id9" draw:id="id9" draw:layer="layout" svg:width="3.5cm" svg:height="1.1cm" svg:x="19cm" svg:y="8.8cm">
          <draw:text-box>
            <text:p>initialise()</text:p>
          </draw:text-box>
        </draw:frame>
        <draw:frame draw:style-name="gr10" draw:text-style-name="P1" xml:id="id10" draw:id="id10" draw:layer="layout" svg:width="3.88cm" svg:height="0.962cm" svg:x="27.52cm" svg:y="6cm">
          <draw:text-box>
            <text:p>initPlateau()</text:p>
          </draw:text-box>
        </draw:frame>
        <draw:frame draw:style-name="gr11" draw:text-style-name="P1" xml:id="id11" draw:id="id11" draw:layer="layout" svg:width="6.695cm" svg:height="0.962cm" svg:x="27.505cm" svg:y="7cm">
          <draw:text-box>
            <text:p>initialiseOrdrePieces()</text:p>
          </draw:text-box>
        </draw:frame>
        <draw:frame draw:style-name="gr12" draw:text-style-name="P1" xml:id="id12" draw:id="id12" draw:layer="layout" svg:width="4.795cm" svg:height="0.962cm" svg:x="27.6cm" svg:y="8.038cm">
          <draw:text-box>
            <text:p>choisisJoueur()</text:p>
          </draw:text-box>
        </draw:frame>
        <draw:connector draw:style-name="gr4" draw:text-style-name="P2" draw:layer="layout" svg:x1="22.5cm" svg:y1="9.35cm" svg:x2="27.52cm" svg:y2="6.481cm" draw:start-shape="id9" draw:start-glue-point="1" draw:end-shape="id10" draw:end-glue-point="3" svg:d="M22500 9350h2510v-2869h2510" svg:viewBox="0 0 5021 2870">
          <text:p/>
        </draw:connector>
        <draw:connector draw:style-name="gr4" draw:text-style-name="P2" draw:layer="layout" svg:x1="22.5cm" svg:y1="9.35cm" svg:x2="27.505cm" svg:y2="7.481cm" draw:start-shape="id9" draw:start-glue-point="1" draw:end-shape="id11" draw:end-glue-point="3" svg:d="M22500 9350h2503v-1869h2502" svg:viewBox="0 0 5006 1870">
          <text:p/>
        </draw:connector>
        <draw:connector draw:style-name="gr4" draw:text-style-name="P2" draw:layer="layout" svg:x1="22.5cm" svg:y1="9.35cm" svg:x2="27.6cm" svg:y2="8.519cm" draw:start-shape="id9" draw:start-glue-point="1" draw:end-shape="id12" draw:end-glue-point="3" svg:d="M22500 9350h2550v-831h2550" svg:viewBox="0 0 5101 832">
          <text:p/>
        </draw:connector>
        <draw:connector draw:style-name="gr4" draw:text-style-name="P2" draw:layer="layout" svg:x1="15.788cm" svg:y1="5.481cm" svg:x2="19cm" svg:y2="9.35cm" draw:start-shape="id4" draw:start-glue-point="1" draw:end-shape="id9" draw:end-glue-point="3" svg:d="M15788 5481h1606v3869h1606" svg:viewBox="0 0 3213 3870">
          <text:p/>
        </draw:connector>
        <draw:connector draw:style-name="gr4" draw:text-style-name="P2" draw:layer="layout" svg:x1="22.5cm" svg:y1="9.35cm" svg:x2="22.5cm" svg:y2="9.35cm" draw:start-shape="id9" draw:start-glue-point="1" draw:end-shape="id9" draw:end-glue-point="1" svg:d="M22500 9350z" svg:viewBox="0 0 1 1">
          <text:p/>
        </draw:connector>
        <draw:frame draw:style-name="gr12" draw:text-style-name="P1" xml:id="id13" draw:id="id13" draw:layer="layout" svg:width="3.385cm" svg:height="0.962cm" svg:x="19cm" svg:y="12.138cm">
          <draw:text-box>
            <text:p>conseille()</text:p>
          </draw:text-box>
        </draw:frame>
        <draw:frame draw:style-name="gr13" draw:text-style-name="P1" xml:id="id14" draw:id="id14" draw:layer="layout" svg:width="2.898cm" svg:height="0.962cm" svg:x="18.902cm" svg:y="13.7cm">
          <draw:text-box>
            <text:p>coupIA()</text:p>
          </draw:text-box>
        </draw:frame>
        <draw:frame draw:style-name="gr14" draw:text-style-name="P1" xml:id="id15" draw:id="id15" draw:layer="layout" svg:width="2.9cm" svg:height="1cm" svg:x="25.8cm" svg:y="12.1cm">
          <draw:text-box>
            <text:p>coupIA()</text:p>
          </draw:text-box>
        </draw:frame>
        <draw:connector draw:style-name="gr4" draw:text-style-name="P2" draw:layer="layout" svg:x1="15.788cm" svg:y1="5.481cm" svg:x2="19cm" svg:y2="12.619cm" draw:start-shape="id4" draw:start-glue-point="1" draw:end-shape="id13" draw:end-glue-point="3" svg:d="M15788 5481h1606v7138h1606" svg:viewBox="0 0 3213 7139">
          <text:p/>
        </draw:connector>
        <draw:connector draw:style-name="gr4" draw:text-style-name="P2" draw:layer="layout" svg:x1="15.788cm" svg:y1="5.481cm" svg:x2="18.902cm" svg:y2="14.181cm" draw:start-shape="id4" draw:start-glue-point="1" draw:end-shape="id14" svg:d="M15788 5481h1557v8700h1557" svg:viewBox="0 0 3115 8701">
          <text:p/>
        </draw:connector>
        <draw:connector draw:style-name="gr4" draw:text-style-name="P2" draw:layer="layout" svg:x1="22.385cm" svg:y1="12.619cm" svg:x2="25.8cm" svg:y2="12.6cm" draw:start-shape="id13" draw:start-glue-point="1" draw:end-shape="id15" draw:end-glue-point="3" svg:d="M22385 12619h1708v-19h1707" svg:viewBox="0 0 3416 20">
          <text:p/>
        </draw:connector>
        <draw:frame draw:style-name="gr15" draw:text-style-name="P1" xml:id="id24" draw:id="id24" draw:layer="layout" svg:width="3.144cm" svg:height="0.962cm" svg:x="30.7cm" svg:y="12.9cm">
          <draw:text-box>
            <text:p>minMax()</text:p>
          </draw:text-box>
        </draw:frame>
        <draw:frame draw:style-name="gr16" draw:text-style-name="P1" xml:id="id16" draw:id="id16" draw:layer="layout" svg:width="5.633cm" svg:height="1.062cm" svg:x="18.907cm" svg:y="14.955cm">
          <draw:text-box>
            <text:p>AffichePredilectif()</text:p>
          </draw:text-box>
        </draw:frame>
        <draw:frame draw:style-name="gr17" draw:text-style-name="P1" xml:id="id17" draw:id="id17" draw:layer="layout" svg:width="5.061cm" svg:height="0.962cm" svg:x="29.213cm" svg:y="15.012cm">
          <draw:text-box>
            <text:p>EstValideCoup()</text:p>
          </draw:text-box>
        </draw:frame>
        <draw:connector draw:style-name="gr4" draw:text-style-name="P2" draw:layer="layout" svg:x1="15.788cm" svg:y1="5.481cm" svg:x2="18.907cm" svg:y2="15.486cm" draw:start-shape="id4" draw:start-glue-point="1" draw:end-shape="id16" draw:end-glue-point="3" svg:d="M15788 5481h1560v10005h1559" svg:viewBox="0 0 3120 10006">
          <text:p/>
        </draw:connector>
        <draw:connector draw:style-name="gr4" draw:text-style-name="P2" draw:layer="layout" svg:x1="24.54cm" svg:y1="15.486cm" svg:x2="29.213cm" svg:y2="15.493cm" draw:start-shape="id16" draw:start-glue-point="1" draw:end-shape="id17" draw:end-glue-point="3" svg:d="M24540 15486h2337v7h2336" svg:viewBox="0 0 4674 8">
          <text:p/>
        </draw:connector>
        <draw:frame draw:style-name="gr18" draw:text-style-name="P1" xml:id="id18" draw:id="id18" draw:layer="layout" svg:width="5.603cm" svg:height="0.962cm" svg:x="29.497cm" svg:y="16.6cm">
          <draw:text-box>
            <text:p>couleurCourante()</text:p>
          </draw:text-box>
        </draw:frame>
        <draw:frame draw:style-name="gr19" draw:text-style-name="P1" xml:id="id19" draw:id="id19" draw:layer="layout" svg:width="5.887cm" svg:height="0.962cm" svg:x="29.504cm" svg:y="17.838cm">
          <draw:text-box>
            <text:p>dessinePredilectif()</text:p>
          </draw:text-box>
        </draw:frame>
        <draw:connector draw:style-name="gr4" draw:text-style-name="P2" draw:layer="layout" svg:x1="24.54cm" svg:y1="15.486cm" svg:x2="29.497cm" svg:y2="17.081cm" draw:start-shape="id16" draw:start-glue-point="1" draw:end-shape="id18" draw:end-glue-point="3" svg:d="M24540 15486h2479v1595h2478" svg:viewBox="0 0 4958 1596">
          <text:p/>
        </draw:connector>
        <draw:connector draw:style-name="gr4" draw:text-style-name="P2" draw:layer="layout" svg:x1="24.54cm" svg:y1="15.486cm" svg:x2="29.504cm" svg:y2="18.319cm" draw:start-shape="id16" draw:start-glue-point="1" draw:end-shape="id19" draw:end-glue-point="3" svg:d="M24540 15486h2482v2833h2482" svg:viewBox="0 0 4965 2834">
          <text:p/>
        </draw:connector>
        <draw:frame draw:style-name="gr20" draw:text-style-name="P1" xml:id="id20" draw:id="id20" draw:layer="layout" svg:width="5.32cm" svg:height="0.962cm" svg:x="18.903cm" svg:y="18.856cm">
          <draw:text-box>
            <text:p>AfficheInterface()</text:p>
          </draw:text-box>
        </draw:frame>
        <draw:frame draw:style-name="gr21" draw:text-style-name="P1" xml:id="id21" draw:id="id21" draw:layer="layout" svg:width="4.198cm" svg:height="0.962cm" svg:x="27.7cm" svg:y="19cm">
          <draw:text-box>
            <text:p>calculScore()</text:p>
          </draw:text-box>
        </draw:frame>
        <draw:connector draw:style-name="gr4" draw:text-style-name="P2" draw:layer="layout" svg:x1="15.788cm" svg:y1="5.481cm" svg:x2="18.903cm" svg:y2="19.337cm" draw:start-shape="id4" draw:start-glue-point="1" draw:end-shape="id20" draw:end-glue-point="3" svg:d="M15788 5481h1558v13856h1557" svg:viewBox="0 0 3116 13857">
          <text:p/>
        </draw:connector>
        <draw:connector draw:style-name="gr4" draw:text-style-name="P2" draw:layer="layout" svg:x1="24.223cm" svg:y1="19.337cm" svg:x2="27.7cm" svg:y2="19.481cm" draw:start-shape="id20" draw:start-glue-point="1" draw:end-shape="id21" draw:end-glue-point="3" svg:d="M24223 19337h1739v144h1738" svg:viewBox="0 0 3478 145">
          <text:p/>
        </draw:connector>
        <draw:frame draw:style-name="gr22" draw:text-style-name="P1" xml:id="id22" draw:id="id22" draw:layer="layout" svg:width="7.055cm" svg:height="0.962cm" svg:x="35.6cm" svg:y="15cm">
          <draw:text-box>
            <text:p>possèdeTuileAdjacente</text:p>
          </draw:text-box>
        </draw:frame>
        <draw:connector draw:style-name="gr4" draw:text-style-name="P2" draw:layer="layout" svg:x1="34.274cm" svg:y1="15.493cm" svg:x2="35.6cm" svg:y2="15.481cm" draw:start-shape="id17" draw:start-glue-point="1" draw:end-shape="id22" svg:d="M34274 15493h663v-12h663" svg:viewBox="0 0 1327 13">
          <text:p/>
        </draw:connector>
        <draw:frame draw:style-name="gr23" draw:text-style-name="P1" xml:id="id23" draw:id="id23" draw:layer="layout" svg:width="2.648cm" svg:height="0.962cm" svg:x="18.852cm" svg:y="21.238cm">
          <draw:text-box>
            <text:p>pause()</text:p>
          </draw:text-box>
        </draw:frame>
        <draw:connector draw:style-name="gr4" draw:text-style-name="P2" draw:layer="layout" svg:x1="15.788cm" svg:y1="5.481cm" svg:x2="18.852cm" svg:y2="21.719cm" draw:start-shape="id4" draw:start-glue-point="1" draw:end-shape="id23" draw:end-glue-point="3" svg:d="M15788 5481h1532v16238h1532" svg:viewBox="0 0 3065 16239">
          <text:p/>
        </draw:connector>
        <draw:connector draw:style-name="gr4" draw:text-style-name="P2" draw:layer="layout" svg:x1="21.8cm" svg:y1="14.181cm" svg:x2="30.7cm" svg:y2="13.381cm" draw:start-shape="id14" draw:start-glue-point="1" draw:end-shape="id24" draw:end-glue-point="3" svg:d="M21800 14181h4450v-800h4450" svg:viewBox="0 0 8901 801">
          <text:p/>
        </draw:connector>
        <draw:connector draw:style-name="gr4" draw:text-style-name="P2" draw:layer="layout" svg:x1="28.7cm" svg:y1="12.6cm" svg:x2="30.7cm" svg:y2="13.381cm" draw:start-shape="id15" draw:start-glue-point="1" draw:end-shape="id24" svg:d="M28700 12600h1000v781h1000" svg:viewBox="0 0 2001 782">
          <text:p/>
        </draw:connector>
        <draw:frame draw:style-name="gr24" draw:text-style-name="P1" xml:id="id25" draw:id="id25" draw:layer="layout" svg:width="3.63cm" svg:height="0.962cm" svg:x="36.67cm" svg:y="11.838cm">
          <draw:text-box>
            <text:p>joueCoup()</text:p>
          </draw:text-box>
        </draw:frame>
        <draw:frame draw:style-name="gr25" draw:text-style-name="P1" xml:id="id26" draw:id="id26" draw:layer="layout" svg:width="4.333cm" svg:height="0.962cm" svg:x="36.7cm" svg:y="13.638cm">
          <draw:text-box>
            <text:p>dejoueCoup()</text:p>
          </draw:text-box>
        </draw:frame>
        <draw:connector draw:style-name="gr4" draw:text-style-name="P2" draw:layer="layout" svg:x1="33.844cm" svg:y1="13.381cm" svg:x2="36.67cm" svg:y2="12.319cm" draw:start-shape="id24" draw:start-glue-point="1" draw:end-shape="id25" draw:end-glue-point="3" svg:d="M33844 13381h1413v-1062h1413" svg:viewBox="0 0 2827 1063">
          <text:p/>
        </draw:connector>
        <draw:connector draw:style-name="gr4" draw:text-style-name="P2" draw:layer="layout" svg:x1="33.844cm" svg:y1="13.381cm" svg:x2="30.7cm" svg:y2="13.381cm" draw:start-shape="id24" draw:start-glue-point="1" draw:end-shape="id24" draw:end-glue-point="3" svg:d="M33844 13381h500v-981h-4144v981h500" svg:viewBox="0 0 4145 982">
          <text:p/>
        </draw:connector>
        <draw:connector draw:style-name="gr4" draw:text-style-name="P2" draw:layer="layout" svg:x1="33.844cm" svg:y1="13.381cm" svg:x2="36.7cm" svg:y2="14.119cm" draw:start-shape="id24" draw:start-glue-point="1" draw:end-shape="id26" svg:d="M33844 13381h1428v738h1428" svg:viewBox="0 0 2857 739">
          <text:p/>
        </draw:connector>
        <draw:frame draw:style-name="gr26" draw:text-style-name="P1" xml:id="id27" draw:id="id27" draw:layer="layout" svg:width="4.989cm" svg:height="0.962cm" svg:x="36.611cm" svg:y="9.338cm">
          <draw:text-box>
            <text:p>estValideCoup()</text:p>
          </draw:text-box>
        </draw:frame>
        <draw:frame draw:style-name="gr27" draw:text-style-name="P1" xml:id="id28" draw:id="id28" draw:layer="layout" svg:width="7.479cm" svg:height="0.962cm" svg:x="43.9cm" svg:y="9.338cm">
          <draw:text-box>
            <text:p>possedeTuileAdjacente()</text:p>
          </draw:text-box>
        </draw:frame>
        <draw:connector draw:style-name="gr4" draw:text-style-name="P2" draw:layer="layout" svg:x1="33.844cm" svg:y1="13.381cm" svg:x2="36.611cm" svg:y2="9.819cm" draw:start-shape="id24" draw:start-glue-point="1" draw:end-shape="id27" svg:d="M33844 13381h1384v-3562h1383" svg:viewBox="0 0 2768 3563">
          <text:p/>
        </draw:connector>
        <draw:connector draw:style-name="gr4" draw:text-style-name="P2" draw:layer="layout" svg:x1="41.6cm" svg:y1="9.819cm" svg:x2="43.9cm" svg:y2="9.819cm" draw:start-shape="id27" draw:start-glue-point="1" draw:end-shape="id28" draw:end-glue-point="3" svg:d="M41600 9819h2300" svg:viewBox="0 0 2301 1">
          <text:p/>
        </draw:connector>
        <draw:frame draw:style-name="gr28" draw:text-style-name="P1" draw:layer="layout" svg:width="19.01cm" svg:height="0.962cm" svg:x="6.4cm" svg:y="28.7cm">
          <draw:text-box>
            <text:p>Getter et setter present dans toutes les fonctions mais non notés</text:p>
          </draw:text-box>
        </draw:frame>
        <draw:frame draw:style-name="gr29" draw:text-style-name="P1" xml:id="id29" draw:id="id29" draw:layer="layout" svg:width="4.257cm" svg:height="0.962cm" svg:x="27.8cm" svg:y="20.6cm">
          <draw:text-box>
            <text:p>afficheGrille()</text:p>
          </draw:text-box>
        </draw:frame>
        <draw:connector draw:style-name="gr4" draw:text-style-name="P2" draw:layer="layout" svg:x1="24.223cm" svg:y1="19.337cm" svg:x2="27.8cm" svg:y2="21.081cm" draw:start-shape="id20" draw:start-glue-point="1" draw:end-shape="id29" draw:end-glue-point="3" svg:d="M24223 19337h1789v1744h1788" svg:viewBox="0 0 3578 1745">
          <text:p/>
        </draw:connector>
        <draw:frame draw:style-name="gr30" draw:text-style-name="P1" xml:id="id30" draw:id="id30" draw:layer="layout" svg:width="4.435cm" svg:height="0.962cm" svg:x="27.8cm" svg:y="21.838cm">
          <draw:text-box>
            <text:p>afficheScore()</text:p>
          </draw:text-box>
        </draw:frame>
        <draw:connector draw:style-name="gr4" draw:text-style-name="P2" draw:layer="layout" svg:x1="24.223cm" svg:y1="19.337cm" svg:x2="27.8cm" svg:y2="22.319cm" draw:start-shape="id20" draw:start-glue-point="1" draw:end-shape="id30" draw:end-glue-point="3" svg:d="M24223 19337h1789v2982h1788" svg:viewBox="0 0 3578 2983">
          <text:p/>
        </draw:connector>
        <draw:frame draw:style-name="gr31" draw:text-style-name="P1" xml:id="id31" draw:id="id31" draw:layer="layout" svg:width="4.68cm" svg:height="0.962cm" svg:x="27.8cm" svg:y="23.4cm">
          <draw:text-box>
            <text:p>affichePieces()</text:p>
          </draw:text-box>
        </draw:frame>
        <draw:connector draw:style-name="gr4" draw:text-style-name="P2" draw:layer="layout" svg:x1="24.223cm" svg:y1="19.337cm" svg:x2="27.8cm" svg:y2="23.881cm" draw:start-shape="id20" draw:start-glue-point="1" draw:end-shape="id31" draw:end-glue-point="3" svg:d="M24223 19337h1789v4544h1788" svg:viewBox="0 0 3578 4545">
          <text:p/>
        </draw:connector>
        <draw:frame draw:style-name="gr32" draw:text-style-name="P1" xml:id="id32" draw:id="id32" draw:layer="layout" svg:width="5.379cm" svg:height="0.962cm" svg:x="25.721cm" svg:y="10.138cm">
          <draw:text-box>
            <text:p>afficheConseille()</text:p>
          </draw:text-box>
        </draw:frame>
        <draw:connector draw:style-name="gr4" draw:text-style-name="P2" draw:layer="layout" svg:x1="22.385cm" svg:y1="12.619cm" svg:x2="25.721cm" svg:y2="10.619cm" draw:start-shape="id13" draw:start-glue-point="1" draw:end-shape="id32" draw:end-glue-point="3" svg:d="M22385 12619h1668v-2000h1668" svg:viewBox="0 0 3337 2001">
          <text:p/>
        </draw:connector>
        <draw:connector draw:style-name="gr4" draw:text-style-name="P2" draw:layer="layout" draw:type="curve" svg:x1="40.3cm" svg:y1="12.319cm" svg:x2="36.611cm" svg:y2="9.819cm" draw:start-shape="id25" draw:start-glue-point="1" draw:end-shape="id27" draw:end-glue-point="3" svg:d="M40300 12319c750 0 501-1250-1844-1250-2344 0-2595-1250-1845-1250" svg:viewBox="0 0 4444 2501">
          <text:p/>
        </draw:connector>
        <draw:frame draw:style-name="gr33" draw:text-style-name="P1" xml:id="id33" draw:id="id33" draw:layer="layout" svg:width="3.808cm" svg:height="0.962cm" svg:x="18.792cm" svg:y="26.038cm">
          <draw:text-box>
            <text:p>JoueCoup()</text:p>
          </draw:text-box>
        </draw:frame>
        <draw:frame draw:style-name="gr26" draw:text-style-name="P1" xml:id="id34" draw:id="id34" draw:layer="layout" svg:width="4.989cm" svg:height="0.962cm" svg:x="25.711cm" svg:y="26.038cm">
          <draw:text-box>
            <text:p>estValideCoup()</text:p>
          </draw:text-box>
        </draw:frame>
        <draw:frame draw:style-name="gr27" draw:text-style-name="P1" xml:id="id35" draw:id="id35" draw:layer="layout" svg:width="7.479cm" svg:height="0.962cm" svg:x="32.821cm" svg:y="26.038cm">
          <draw:text-box>
            <text:p>possedeTuileAdjacente()</text:p>
          </draw:text-box>
        </draw:frame>
        <draw:connector draw:style-name="gr4" draw:text-style-name="P2" draw:layer="layout" svg:x1="22.6cm" svg:y1="26.519cm" svg:x2="25.711cm" svg:y2="26.519cm" draw:start-shape="id33" draw:start-glue-point="1" draw:end-shape="id34" svg:d="M22600 26519h3111" svg:viewBox="0 0 3112 1">
          <text:p/>
        </draw:connector>
        <draw:connector draw:style-name="gr4" draw:text-style-name="P2" draw:layer="layout" svg:x1="30.7cm" svg:y1="26.519cm" svg:x2="32.821cm" svg:y2="26.519cm" draw:start-shape="id34" draw:start-glue-point="1" draw:end-shape="id35" svg:d="M30700 26519h2121" svg:viewBox="0 0 2122 1">
          <text:p/>
        </draw:connector>
        <draw:connector draw:style-name="gr4" draw:text-style-name="P2" draw:layer="layout" svg:x1="15.788cm" svg:y1="5.481cm" svg:x2="18.792cm" svg:y2="26.519cm" draw:start-shape="id4" draw:start-glue-point="1" draw:end-shape="id33" draw:end-glue-point="3" svg:d="M15788 5481h1502v21038h1502" svg:viewBox="0 0 3005 21039">
          <text:p/>
        </draw:connector>
        <draw:frame draw:style-name="gr21" draw:text-style-name="P1" xml:id="id36" draw:id="id36" draw:layer="layout" svg:width="4.198cm" svg:height="0.962cm" svg:x="36.6cm" svg:y="7.8cm">
          <draw:text-box>
            <text:p>calculScore()</text:p>
          </draw:text-box>
        </draw:frame>
        <draw:frame draw:style-name="gr34" draw:text-style-name="P1" xml:id="id37" draw:id="id37" draw:layer="layout" svg:width="4.337cm" svg:height="0.962cm" svg:x="43.163cm" svg:y="7.8cm">
          <draw:text-box>
            <text:p>CalculScore()</text:p>
          </draw:text-box>
        </draw:frame>
        <draw:frame draw:style-name="gr35" draw:text-style-name="P1" xml:id="id38" draw:id="id38" draw:layer="layout" svg:width="4.934cm" svg:height="0.962cm" svg:x="43.1cm" svg:y="5.938cm">
          <draw:text-box>
            <text:p>CalculHauteur()</text:p>
          </draw:text-box>
        </draw:frame>
        <draw:connector draw:style-name="gr4" draw:text-style-name="P2" draw:layer="layout" svg:x1="33.844cm" svg:y1="13.381cm" svg:x2="36.6cm" svg:y2="8.281cm" draw:start-shape="id24" draw:start-glue-point="1" draw:end-shape="id36" svg:d="M33844 13381h1378v-5100h1378" svg:viewBox="0 0 2757 5101">
          <text:p/>
        </draw:connector>
        <draw:connector draw:style-name="gr4" draw:text-style-name="P2" draw:layer="layout" svg:x1="40.798cm" svg:y1="8.281cm" svg:x2="43.163cm" svg:y2="8.281cm" draw:start-shape="id36" draw:start-glue-point="1" draw:end-shape="id37" draw:end-glue-point="3" svg:d="M40798 8281h2365" svg:viewBox="0 0 2366 1">
          <text:p/>
        </draw:connector>
        <draw:connector draw:style-name="gr4" draw:text-style-name="P2" draw:layer="layout" svg:x1="40.798cm" svg:y1="8.281cm" svg:x2="43.1cm" svg:y2="6.419cm" draw:start-shape="id36" draw:start-glue-point="1" draw:end-shape="id38" draw:end-glue-point="3" svg:d="M40798 8281h1151v-1862h1151" svg:viewBox="0 0 2303 18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5T14:13:43.465985715</meta:creation-date>
    <dc:date>2017-01-18T22:29:52.351628300</dc:date>
    <meta:editing-duration>PT3H37M19S</meta:editing-duration>
    <meta:editing-cycles>13</meta:editing-cycles>
    <meta:generator>LibreOffice/5.1.4.2$Linux_X86_64 LibreOffice_project/10m0$Build-2</meta:generator>
    <meta:document-statistic meta:object-count="80"/>
  </office:meta>
</office:document-meta>
</file>